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9d0" officeooo:paragraph-rsid="000e69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ff : <text:a xlink:type="simple" xlink:href="mailto:mca@1234" text:style-name="Internet_20_link" text:visited-style-name="Visited_20_Internet_20_Link">mca@1234</text:a></text:p>
      <text:p text:style-name="P1"/>
      <text:p text:style-name="P1">Master</text:p>
      <text:p text:style-name="P1">start-all.sh</text:p>
      <text:p text:style-name="P1">stop-all.sh</text:p>
      <text:p text:style-name="P1"/>
      <text:p text:style-name="P1">Client</text:p>
      <text:p text:style-name="P1">jps</text:p>
      <text:p text:style-name="P1">hdfs dfs -put /home/hdoop/hello.txt /BDA174/WEEK2</text:p>
      <text:p text:style-name="P1">sudo nano mapper1.py</text:p>
      <text:p text:style-name="P1">which python3</text:p>
      <text:p text:style-name="P1">which python3</text:p>
      <text:p text:style-name="P1"/>
      <text:p text:style-name="P1"><text:s/>sudo gedit mapper1.py</text:p>
      <text:p text:style-name="P1"/>
      <text:p text:style-name="P1">#!/usr/bin/python3</text:p>
      <text:p text:style-name="P1">import sys</text:p>
      <text:p text:style-name="P1">for line in sys.stdin:</text:p>
      <text:p text:style-name="P1"><text:s text:c="8"/>#remove the leading and trailing whitespaces</text:p>
      <text:p text:style-name="P1"><text:s text:c="8"/>line = line.strip()</text:p>
      <text:p text:style-name="P1"><text:s text:c="8"/>#split the line into words</text:p>
      <text:p text:style-name="P1"><text:s text:c="8"/>words = line.split()</text:p>
      <text:p text:style-name="P1"><text:s text:c="8"/>#increase counters</text:p>
      <text:p text:style-name="P1"><text:s text:c="8"/>for word in words:</text:p>
      <text:p text:style-name="P1"><text:s text:c="16"/>print('%s\t%s' % (word,1))</text:p>
      <text:p text:style-name="P1"/>
      <text:p text:style-name="P1"/>
      <text:p text:style-name="P1">sudo gedit reducer1.py</text:p>
      <text:p text:style-name="P1"/>
      <text:p text:style-name="P1">#!/usr/bin/python3</text:p>
      <text:p text:style-name="P1">import sys</text:p>
      <text:p text:style-name="P1">current_word = None</text:p>
      <text:p text:style-name="P1">current_count = 0</text:p>
      <text:p text:style-name="P1">word = None</text:p>
      <text:p text:style-name="P1">for line in sys.stdin:</text:p>
      <text:p text:style-name="P1"><text:s text:c="8"/>line = line.strip()</text:p>
      <text:p text:style-name="P1"><text:s text:c="8"/>word,count = line.split('\t',1)</text:p>
      <text:p text:style-name="P1"><text:s text:c="8"/>try:</text:p>
      <text:p text:style-name="P1"><text:s text:c="16"/>count = int(count)</text:p>
      <text:p text:style-name="P1"><text:s text:c="8"/>except ValueError:</text:p>
      <text:p text:style-name="P1"><text:s text:c="16"/>continue</text:p>
      <text:p text:style-name="P1"><text:s text:c="8"/>if current_word == word:</text:p>
      <text:p text:style-name="P1"><text:s text:c="16"/>current_count += count</text:p>
      <text:p text:style-name="P1"><text:s text:c="8"/>else:</text:p>
      <text:p text:style-name="P1"><text:s text:c="16"/>if current_word:</text:p>
      <text:p text:style-name="P1"><text:s text:c="24"/>print('%s\t%s' % (current_word, current_count))</text:p>
      <text:p text:style-name="P1"><text:s text:c="16"/>current_count = count</text:p>
      <text:p text:style-name="P1"><text:s text:c="16"/>current_word = word</text:p>
      <text:p text:style-name="P1">if current_word == word:</text:p>
      <text:p text:style-name="P1"><text:s text:c="8"/>print('%s\t%s' % (current_word , current_count))</text:p>
      <text:p text:style-name="P1"/>
      <text:p text:style-name="P1">cat hello.txt |python3 mapper1.py</text:p>
      <text:p text:style-name="P1"><text:soft-page-break/>cat hello.txt |python3 mapper1.py|sort|python3 reducer1.py</text:p>
      <text:p text:style-name="P1"/>
      <text:p text:style-name="P1">hadoop jar '/home/hdoop/hadoop/share/hadoop/tools/lib/hadoop-streaming-3.3.6.jar' -file mapper1.py -mapper mapper1.py -file <text:s/>reducer1.py -reducer reducer1.py -input /BDA174/WEEK2/hello.txt -output /BDA174/output1</text:p>
      <text:p text:style-name="P1"/>
      <text:p text:style-name="P1"/>
      <text:p text:style-name="P1">in the master node , check for two file SUCCESS and part0000, on viewing part0000 the output of the reducer should be seen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0:20:32.253244423</meta:creation-date>
    <dc:date>2024-01-16T10:36:29.449895007</dc:date>
    <meta:editing-duration>PT5M47S</meta:editing-duration>
    <meta:editing-cycles>1</meta:editing-cycles>
    <meta:document-statistic meta:table-count="0" meta:image-count="0" meta:object-count="0" meta:page-count="2" meta:paragraph-count="47" meta:word-count="164" meta:character-count="1501" meta:non-whitespace-character-count="1141"/>
    <meta:generator>LibreOffice/7.3.7.2$Linux_X86_64 LibreOffice_project/30$Build-2</meta:generator>
  </office:meta>
</office:document-meta>
</file>